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2D91C524C79.png" manifest:media-type="image/png"/>
  <manifest:file-entry manifest:full-path="Pictures/100000010000021D0000037DCBD08B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a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27cm" svg:y="-1.298cm" svg:width="17cm" svg:height="16.746cm" draw:z-index="0"><draw:image xlink:href="Pictures/10000001000002E4000002D91C524C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1.448cm" svg:y="-0.49cm" svg:width="14.316cm" svg:height="23.631cm" draw:z-index="1"><draw:image xlink:href="Pictures/100000010000021D0000037DCBD08BC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0:22:41.776000000</meta:creation-date>
    <dc:date>2024-11-09T00:35:25.696000000</dc:date>
    <meta:editing-duration>PT12M44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